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sans-serif" svg:font-family="sans-serif"/>
    <style:font-face style:name="Courier New" svg:font-family="'Courier New'" style:font-family-generic="modern"/>
    <style:font-face style:name="Andale Sans UI1" svg:font-family="'Andale Sans UI', 'Arial Unicode MS'" style:font-pitch="variable"/>
    <style:font-face style:name="KacstBook" svg:font-family="KacstBook" style:font-pitch="variable"/>
    <style:font-face style:name="Mincho" svg:font-family="Mincho, msmincho"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style:use-window-font-color="true" fo:font-size="12pt" fo:language="en" fo:country="US" style:font-name-asian="PMingLiU" style:font-size-asian="12pt" style:font-name-complex="Times New Roman" style:font-size-complex="10pt" style:language-complex="ar" style:country-complex="SA"/>
    </style:style>
    <style:style style:name="P2" style:family="paragraph" style:parent-style-name="Standard">
      <style:text-properties style:use-window-font-color="true" fo:font-size="12pt" fo:language="en" fo:country="US" fo:font-style="italic" style:font-name-asian="PMingLiU" style:font-size-asian="12pt" style:language-asian="zh" style:country-asian="TW" style:font-style-asian="italic" style:font-name-complex="Times New Roman" style:font-size-complex="10pt" style:language-complex="ar" style:country-complex="SA" style:font-style-complex="italic"/>
    </style:style>
    <style:style style:name="P3" style:family="paragraph" style:parent-style-name="Standard">
      <style:text-properties style:use-window-font-color="true" fo:font-size="12pt" fo:language="en" fo:country="US" fo:font-style="italic" style:font-name-asian="PMingLiU" style:font-size-asian="12pt" style:font-style-asian="italic" style:font-name-complex="Times New Roman" style:font-size-complex="10pt" style:language-complex="ar" style:country-complex="SA" style:font-style-complex="italic"/>
    </style:style>
    <style:style style:name="P4" style:family="paragraph" style:parent-style-name="Standard">
      <style:text-properties style:use-window-font-color="true" fo:font-size="12pt" fo:language="en" fo:country="US" fo:font-style="normal" fo:font-weight="normal" style:font-name-asian="PMingLiU" style:font-size-asian="12pt" style:font-style-asian="normal" style:font-weight-asian="normal" style:font-name-complex="Times New Roman" style:font-size-complex="12pt" style:language-complex="ar" style:country-complex="SA" style:font-style-complex="normal" style:font-weight-complex="normal"/>
    </style:style>
    <style:style style:name="P5" style:family="paragraph" style:parent-style-name="Standard">
      <style:text-properties style:use-window-font-color="true" fo:font-size="8pt" fo:language="en" fo:country="US" fo:font-style="italic" style:font-name-asian="PMingLiU" style:font-size-asian="8pt" style:language-asian="zh" style:country-asian="TW" style:font-style-asian="italic" style:font-name-complex="Times New Roman" style:font-size-complex="8pt" style:language-complex="ar" style:country-complex="SA" style:font-style-complex="italic"/>
    </style:style>
    <style:style style:name="P6" style:family="paragraph" style:parent-style-name="Standard">
      <style:paragraph-properties fo:text-align="start" style:justify-single-word="false" fo:orphans="0" fo:widows="0" fo:hyphenation-ladder-count="no-limit" style:writing-mode="lr-tb"/>
      <style:text-properties style:use-window-font-color="true" fo:font-size="12pt" fo:language="en" fo:country="US" style:font-name-asian="PMingLiU" style:font-size-asian="12pt" style:font-name-complex="Times New Roman" style:font-size-complex="10pt" style:language-complex="ar" style:country-complex="SA" fo:hyphenate="false" fo:hyphenation-remain-char-count="2" fo:hyphenation-push-char-count="2"/>
    </style:style>
    <style:style style:name="P7" style:family="paragraph" style:parent-style-name="Standard">
      <style:paragraph-properties fo:text-align="start" style:justify-single-word="false" fo:orphans="0" fo:widows="0" fo:hyphenation-ladder-count="no-limit" style:writing-mode="lr-tb"/>
      <style:text-properties fo:text-transform="uppercase" style:use-window-font-color="true" fo:font-size="12pt" fo:language="en" fo:country="US" style:text-underline-style="solid" style:text-underline-width="auto" style:text-underline-color="font-color" fo:font-weight="bold" style:font-name-asian="PMingLiU" style:font-size-asian="12pt" style:font-weight-asian="bold" style:font-name-complex="Arial" style:font-size-complex="12pt" style:language-complex="zxx" style:country-complex="none" style:font-style-complex="italic" style:font-weight-complex="bold" fo:hyphenate="false" fo:hyphenation-remain-char-count="2" fo:hyphenation-push-char-count="2"/>
    </style:style>
    <style:style style:name="P8" style:family="paragraph" style:parent-style-name="Standard">
      <style:text-properties style:use-window-font-color="true" fo:font-size="8pt" fo:language="en" fo:country="US" fo:font-style="italic" style:font-name-asian="PMingLiU" style:font-size-asian="8pt" style:font-style-asian="italic" style:font-name-complex="Times New Roman" style:font-size-complex="8pt" style:language-complex="ar" style:country-complex="SA" style:font-style-complex="italic"/>
    </style:style>
    <style:style style:name="P9" style:family="paragraph" style:parent-style-name="Standard">
      <style:text-properties style:use-window-font-color="true" fo:font-size="12pt" fo:language="en" fo:country="US" style:font-name-asian="PMingLiU" style:font-size-asian="12pt" style:font-name-complex="Times New Roman" style:font-size-complex="10pt" style:language-complex="ar" style:country-complex="SA"/>
    </style:style>
    <style:style style:name="P10" style:family="paragraph" style:parent-style-name="Standard">
      <style:text-properties style:use-window-font-color="true" fo:font-size="12pt" fo:language="en" fo:country="US" style:font-name-asian="PMingLiU" style:font-size-asian="12pt" style:font-name-complex="Arial" style:font-size-complex="12pt" style:language-complex="zxx" style:country-complex="none"/>
    </style:style>
    <style:style style:name="P11" style:family="paragraph" style:parent-style-name="Standard">
      <style:text-properties style:font-name="sans-serif" fo:font-size="15pt"/>
    </style:style>
    <style:style style:name="P12" style:family="paragraph" style:parent-style-name="Heading_20_1" style:master-page-name="Standard">
      <style:paragraph-properties fo:margin-top="0.1665in" fo:margin-bottom="0.0417in" style:page-number="auto">
        <style:tab-stops>
          <style:tab-stop style:position="0in"/>
        </style:tab-stops>
      </style:paragraph-properties>
    </style:style>
    <style:style style:name="P13" style:family="paragraph" style:parent-style-name="Heading_20_2">
      <style:paragraph-properties>
        <style:tab-stops>
          <style:tab-stop style:position="0in"/>
        </style:tab-stops>
      </style:paragraph-properties>
      <style:text-properties style:use-window-font-color="true" fo:font-size="12pt" fo:language="en" fo:country="US" style:font-name-asian="PMingLiU" style:font-size-asian="12pt" style:font-name-complex="Arial" style:font-size-complex="12pt" style:language-complex="zxx" style:country-complex="none" style:font-style-complex="italic"/>
    </style:style>
    <style:style style:name="P14" style:family="paragraph" style:parent-style-name="Heading_20_2">
      <style:paragraph-properties fo:margin-top="0.1665in" fo:margin-bottom="0.0417in" fo:keep-with-next="always">
        <style:tab-stops>
          <style:tab-stop style:position="0in"/>
        </style:tab-stops>
      </style:paragraph-properties>
    </style:style>
    <style:style style:name="T1" style:family="text">
      <style:text-properties style:use-window-font-color="true" fo:font-size="16pt" fo:language="en" fo:country="US" fo:font-weight="bold" style:letter-kerning="true" style:font-name-asian="PMingLiU" style:font-size-asian="16pt" style:font-weight-asian="bold" style:font-name-complex="Arial" style:font-size-complex="16pt" style:language-complex="ar" style:country-complex="SA" style:font-weight-complex="bold"/>
    </style:style>
    <style:style style:name="T2" style:family="text">
      <style:text-properties style:use-window-font-color="true" fo:font-size="16pt" fo:language="en" fo:country="US" fo:font-weight="bold" style:letter-kerning="true" style:font-name-asian="PMingLiU" style:font-size-asian="16pt" style:language-asian="zh" style:country-asian="TW" style:font-weight-asian="bold" style:font-name-complex="Arial" style:font-size-complex="16pt" style:language-complex="ar" style:country-complex="SA" style:font-weight-complex="bold"/>
    </style:style>
    <style:style style:name="T3" style:family="text">
      <style:text-properties style:use-window-font-color="true" fo:font-size="12pt" fo:language="en" fo:country="US" fo:font-weight="normal" style:letter-kerning="true" style:font-name-asian="PMingLiU" style:font-size-asian="12pt" style:font-weight-asian="normal" style:font-name-complex="Arial" style:font-size-complex="12pt" style:language-complex="ar" style:country-complex="SA" style:font-weight-complex="normal"/>
    </style:style>
    <style:style style:name="T4" style:family="text">
      <style:text-properties style:use-window-font-color="true" fo:font-size="12pt" fo:language="en" fo:country="US" style:font-name-asian="PMingLiU" style:font-size-asian="12pt" style:font-name-complex="Times New Roman" style:font-size-complex="10pt" style:language-complex="ar" style:country-complex="SA"/>
    </style:style>
    <style:style style:name="T5" style:family="text">
      <style:text-properties style:use-window-font-color="true" fo:font-size="12pt" fo:language="en" fo:country="US" style:font-name-asian="PMingLiU" style:font-size-asian="12pt" style:font-name-complex="Times New Roman" style:font-size-complex="12pt" style:language-complex="ar" style:country-complex="SA"/>
    </style:style>
    <style:style style:name="T6" style:family="text">
      <style:text-properties style:use-window-font-color="true" fo:font-size="12pt" fo:language="en" fo:country="US" fo:font-style="normal" style:text-underline-style="solid" style:text-underline-width="auto" style:text-underline-color="font-color" style:font-name-asian="PMingLiU" style:font-size-asian="12pt" style:font-style-asian="normal" style:font-name-complex="Times New Roman" style:font-size-complex="10pt" style:language-complex="ar" style:country-complex="SA" style:font-style-complex="normal"/>
    </style:style>
    <style:style style:name="T7" style:family="text">
      <style:text-properties style:use-window-font-color="true" fo:font-size="8pt" fo:language="en" fo:country="US" fo:font-style="italic" style:font-name-asian="PMingLiU" style:font-size-asian="8pt" style:font-style-asian="italic" style:font-name-complex="Times New Roman" style:font-size-complex="8pt" style:language-complex="ar" style:country-complex="SA" style:font-style-complex="italic"/>
    </style:style>
    <style:style style:name="T8" style:family="text">
      <style:text-properties style:use-window-font-color="true" fo:font-size="8pt" fo:language="en" fo:country="US" fo:font-style="italic" style:text-underline-style="solid" style:text-underline-width="auto" style:text-underline-color="font-color" style:font-name-asian="PMingLiU" style:font-size-asian="8pt" style:font-style-asian="italic" style:font-name-complex="Times New Roman" style:font-size-complex="8pt" style:language-complex="ar" style:country-complex="SA" style:font-style-complex="italic"/>
    </style:style>
    <style:style style:name="T9" style:family="text">
      <style:text-properties style:use-window-font-color="true" fo:language="en" fo:country="US" style:font-name-asian="PMingLiU" style:font-name-complex="Times New Roman" style:font-size-complex="10pt" style:language-complex="ar" style:country-complex="SA"/>
    </style:style>
    <style:style style:name="T10" style:family="text">
      <style:text-properties style:language-asian="zh" style:country-asian="TW" style:language-complex="zxx" style:country-complex="none"/>
    </style:style>
    <style:style style:name="T11" style:family="text">
      <style:text-properties fo:font-size="8pt" fo:font-style="italic" style:font-size-asian="8pt" style:font-style-asian="italic" style:font-size-complex="8pt"/>
    </style:style>
    <style:style style:name="T12" style:family="text">
      <style:text-properties fo:font-size="8pt" fo:font-style="italic" style:font-size-asian="8pt" style:font-style-asian="italic" style:font-size-complex="8pt" style:font-style-complex="italic"/>
    </style:style>
    <style:style style:name="T13" style:family="text">
      <style:text-properties style:language-complex="zxx" style:country-complex="none"/>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ize-complex="12pt" style:font-style-complex="normal" style:font-weight-complex="normal"/>
    </style:style>
    <style:style style:name="T16" style:family="text">
      <style:text-properties fo:text-transform="uppercase" style:text-underline-style="solid" style:text-underline-width="auto" style:text-underline-color="font-color" fo:font-weight="bold" style:language-asian="zh" style:country-asian="TW" style:font-weight-asian="bold" style:font-weight-complex="bold"/>
    </style:style>
    <style:style style:name="T17" style:family="text">
      <style:text-properties fo:text-transform="uppercase" style:text-underline-style="solid" style:text-underline-width="auto" style:text-underline-color="font-color" fo:font-weight="bold" style:font-weight-asian="bold" style:font-style-complex="italic" style:font-weight-complex="bold"/>
    </style:style>
    <style:style style:name="T18" style:family="text">
      <style:text-properties fo:font-size="12pt" fo:font-style="italic" style:font-size-asian="12pt" style:font-style-asian="italic" style:font-size-complex="12pt" style:font-style-complex="italic"/>
    </style:style>
    <style:style style:name="T19" style:family="text">
      <style:text-properties fo:font-size="12pt" fo:font-style="normal" style:font-size-asian="12pt" style:font-style-asian="normal" style:font-size-complex="12pt" style:font-style-complex="normal"/>
    </style:style>
    <style:style style:name="T20" style:family="text">
      <style:text-properties style:font-name="sans-serif" fo:font-size="12pt" fo:font-style="normal" style:font-size-asian="12pt" style:font-style-asian="normal" style:font-size-complex="12pt" style:font-style-complex="normal"/>
    </style:style>
    <style:style style:name="T21" style:family="text">
      <style:text-properties style:font-name="KacstBook" fo:font-size="12pt" fo:font-style="normal" style:font-size-asian="12pt" style:font-style-asian="normal" style:font-size-complex="12pt" style:font-style-complex="normal"/>
    </style:style>
    <style:style style:name="T22" style:family="text">
      <style:text-properties style:font-name="KacstBook" fo:font-size="10pt" fo:font-style="normal" style:font-size-asian="10pt" style:font-style-asian="normal" style:font-size-complex="10pt" style:font-style-complex="normal"/>
    </style:style>
    <style:style style:name="T23" style:family="text">
      <style:text-properties fo:color="#0000ff" style:font-name="sans-serif" fo:font-size="12pt" fo:font-style="normal" style:text-underline-style="solid" style:text-underline-width="auto" style:text-underline-color="font-color" style:font-size-asian="12pt" style:font-style-asian="normal" style:font-size-complex="12pt" style:font-style-complex="normal"/>
    </style:style>
    <style:style style:name="T24" style:family="text">
      <style:text-properties fo:color="#0000ff" style:font-name="sans-serif" fo:font-size="10pt" fo:font-style="normal" style:text-underline-style="solid" style:text-underline-width="auto" style:text-underline-color="font-color" style:font-size-asian="10pt" style:font-style-asian="normal" style:font-size-complex="10pt" style:font-style-complex="normal"/>
    </style:style>
    <style:style style:name="T25" style:family="text">
      <style:text-properties fo:color="#0000ff" style:font-name="sans-serif" fo:font-size="10pt" fo:font-style="italic" style:text-underline-style="solid" style:text-underline-width="auto" style:text-underline-color="font-color" style:font-size-asian="10pt" style:font-style-asian="italic" style:font-size-complex="10pt" style:font-style-complex="italic"/>
    </style:style>
    <style:style style:name="T26" style:family="text">
      <style:text-properties fo:color="#0000ff" style:font-name="sans-serif" fo:font-size="11pt" fo:font-style="normal" style:text-underline-style="solid" style:text-underline-width="auto" style:text-underline-color="font-color" style:font-size-asian="11pt" style:font-style-asian="normal" style:font-size-complex="11pt" style:font-style-complex="normal"/>
    </style:style>
    <style:style style:name="T27" style:family="text">
      <style:text-properties fo:color="#0000ff" fo:font-size="10pt" fo:font-style="normal" style:text-underline-style="solid" style:text-underline-width="auto" style:text-underline-color="font-color" style:font-size-asian="10pt" style:font-style-asian="normal" style:font-size-complex="10pt" style:font-style-complex="normal"/>
    </style:style>
    <style:style style:name="T28" style:family="text">
      <style:text-properties fo:color="#0000ff" fo:font-size="11pt" fo:font-style="normal" style:text-underline-style="solid" style:text-underline-width="auto" style:text-underline-color="font-color" style:font-size-asian="11pt" style:font-style-asian="normal" style:font-size-complex="11pt" style:font-style-complex="normal"/>
    </style:style>
    <style:style style:name="T29" style:family="text">
      <style:text-properties fo:font-size="10pt" style:font-size-asian="10pt" style:font-size-complex="10pt"/>
    </style:style>
    <style:style style:name="T30" style:family="text">
      <style:text-properties fo:font-size="10pt" fo:font-style="italic" style:font-size-asian="10pt" style:font-style-asian="italic" style:font-size-complex="10pt"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span text:style-name="T2">Ireland</text:span><text:span text:style-name="T1">, Data Sources <text:s text:c="36"/></text:span><text:span text:style-name="T3"><text:s/>Last modified: <text:s/>11-Dec-2015</text:span></text:h>
      <text:p text:style-name="P1"/>
      <text:p text:style-name="P10"><text:span text:style-name="T17"/></text:p>
      <text:p text:style-name="P10"><text:span text:style-name="T17">POPULATION ESTIMATES</text:span></text:p>
      <text:p text:style-name="P1"/>
      <text:p text:style-name="Standard">1996-1997 &amp; 2006-2015: <text:s/>Central Statistics Office Ireland. Mid-April (15th April) population estimates for the years. <text:a xlink:type="simple" xlink:href="http://www.cso.ie/px/pxeirestat/Statire/SelectVarVal/Define.asp?maintable=PEA"><text:span text:style-name="T26">http://www.cso.ie/px/pxeirestat/Statire/SelectVarVal/Define.asp?maintable=PEA</text:span></text:a><text:span text:style-name="T26"> </text:span><text:span text:style-name="T28">11&amp;PLanguage=0 </text:span><text:span text:style-name="T6"><text:s/></text:span><text:span text:style-name="T8">(RefCode 17)</text:span></text:p>
      <text:p text:style-name="Standard"/>
      <text:p text:style-name="P1">1997 - 2001, 2003-2005, and 2007: <text:s/>Central Statistics Office Ireland. Mid-April (15th April) population estimates for the years 1997-2001, 2003-2005, and 2007. Data received in electronic format via email from Declan Smyth (Central Statistics Office Ireland) on 16 May 2008. <text:s text:c="2"/><text:span text:style-name="T12">(RefCode 4)</text:span></text:p>
      <text:p text:style-name="P1"/>
      <text:p text:style-name="Standard"><text:span text:style-name="T4">1987 - 1997: <text:s/>Central Statistics Office Ireland. January 1st population estimates. Data received in electronic format via email from Francis McCann (Central Statistics Office Ireland) on 07 June 2001. Data are given in exact numbers</text:span><text:span text:style-name="T5"> </text:span><text:a xlink:type="simple" xlink:href="http://ec.europa.eu/eurostat/data/database"><text:span text:style-name="T19">http://ec.europa.eu/eurostat/data/database</text:span></text:a><text:span text:style-name="T18"> </text:span><text:span text:style-name="T22">Retrieved 20 November 2015</text:span><text:span text:style-name="T21">.</text:span><text:span text:style-name="T20"> </text:span><text:span text:style-name="T7">(RefCode 3, 20)</text:span></text:p>
      <text:p text:style-name="P3"/>
      <text:h text:style-name="P13" text:outline-level="2"><text:span text:style-name="T16">CENSUS</text:span></text:h>
      <text:p text:style-name="P1"/>
      <text:p text:style-name="P1">1996, 2002, and 2006: <text:s/>Central Statistics Office Ireland. Population census counts for the years 1996, 2002, and 2006. Retrieved 19 May 2008 (<text:a xlink:type="simple" xlink:href="http://beyond2020.cso.ie/">http://beyond2020.cso.ie/</text:a>). <text:s/><text:span text:style-name="T12">(RefCode 2)</text:span></text:p>
      <text:p text:style-name="P8"/>
      <text:p text:style-name="Standard">1926, 1936, 1946, 1951, 1961, 1966, 1971, 1979, 1981, 1986, 1991, and 1996: <text:s/>Central Statistics Office Ireland. Population census counts for the years 1926, 1926, 1936, 1946, 1951, 1961, 1966, 1971, 1979, 1981, 1986, and 1991. Data received in electronic format via email from Francis McCann (Central Statistics Office, Ireland) on 03 May 2001. <text:span text:style-name="T11"><text:s/>(RefCode 1)</text:span></text:p>
      <text:p text:style-name="Standard"/>
      <text:p text:style-name="P7">BIRTHS</text:p>
      <text:p text:style-name="P6"/>
      <text:p text:style-name="Standard">2008<text:span text:style-name="T4"> - </text:span>2013: <text:s/>EUROSTAT. Data on live birth counts by month. <text:s/><text:a xlink:type="simple" xlink:href="http://ec.europa.eu/eurostat/data/database">http://ec.europa.eu/eurostat/data/database</text:a>. <text:span text:style-name="T7">(RefCode 19)</text:span></text:p>
      <text:p text:style-name="P11"/>
      <text:p text:style-name="Standard">1978<text:span text:style-name="T4"> - </text:span>2007: Central Statistics Office Ireland. Data on live birth counts by month. <text:a xlink:type="simple" xlink:href="http://www.humanfertility.org/">http://www.humanfertility.org</text:a>. <text:span text:style-name="T7">(RefCode 18)</text:span></text:p>
      <text:p text:style-name="Standard"/>
      <text:p text:style-name="P1">2005 - 2006: <text:s/>Central Statistics Office Ireland. Births and deaths registered by sex, quarter and statistic, Retrieved 19 May 2008 (<text:a xlink:type="simple" xlink:href="http://www.cso.ie/px/pxeirestat/%20database/eirestat/Births%20Deaths%20and%20Marriages/Births%20Deaths%20and%20Marriages.asp">http://www.cso.ie/px/pxeirestat/ database/eirestat/Births%20Deaths%20and%20Marriages/Births%20Deaths%20and%20Marriages.asp</text:a>). <text:span text:style-name="T12"><text:s/>(RefCode 6)</text:span></text:p>
      <text:p text:style-name="P2"/>
      <text:p text:style-name="P1">1926-2004: <text:s/>Central Statistics Office Ireland. Live births by sex, 1926-2004. Retrieved 19 May </text:p>
      <text:p text:style-name="P1">2008 <text:s/>(<text:a xlink:type="simple" xlink:href="http://www.cso.ie/px/pxeirestat/database/eirestat/Births%20Deaths%20%20and%20Marriages/Births%20Deaths%20and%20Marriages.asp">http://www.cso.ie/px/pxeirestat/database/eirestat/Births%20Deaths%20 and%20Marriages/Births%20Deaths%20and%20Marriages.asp</text:a>). <text:s/><text:span text:style-name="T12">(RefCode 5)</text:span></text:p>
      <text:p text:style-name="P5"/>
      <text:h text:style-name="P14" text:outline-level="2"><text:span text:style-name="T10">Death</text:span><text:span text:style-name="T13">S</text:span></text:h>
      <text:p text:style-name="P1"/>
      <text:p text:style-name="P1">2003 - 2014: <text:s/>Central Statistics Office Ireland. Deaths by sex and single year of age until the </text:p>
      <text:p text:style-name="P1">highest attained age, 2006. Unpublished tables. Data received in electronic </text:p>
      <text:p text:style-name="P1"><text:soft-page-break/>format via email from Kieran O'Shea (CSO Ireland). <text:span text:style-name="T12"><text:s/>(RefCode 11, 12, 13 &amp; 16)</text:span></text:p>
      <text:p text:style-name="P8"/>
      <text:p text:style-name="P1">2001-2002: <text:s/>Central Statistics Office Ireland. Deaths by sex and single year of age until the </text:p>
      <text:p text:style-name="P1">highest attained age, 2001-2002 (deaths are by occurrence and are final figures). </text:p>
      <text:p text:style-name="P1">Unpublished tables. Data received in electronic format via email from Kieran </text:p>
      <text:p text:style-name="P1">O'Shea (CSO Ireland) on 26 June 2008. <text:span text:style-name="T12"><text:s/>(RefCode 14)</text:span></text:p>
      <text:p text:style-name="P8"/>
      <text:p text:style-name="P4">1998-2002: <text:s/>Central Statistics Office Ireland. Deaths by sex and single year of age until the </text:p>
      <text:p text:style-name="P1"><text:span text:style-name="T15">highest attained age, 1998-2002. Unpublished tables. Data received in electronic <text:s/>format via email from Darina Kearney (CSO Ireland) on 27 April 2001.</text:span><text:span text:style-name="T12"> <text:s text:c="3"/>(RefCode 10)</text:span></text:p>
      <text:p text:style-name="P1"/>
      <text:p text:style-name="P1">1980-1997: <text:s/>Central Statistics Office Ireland. Deaths by sex and single year of age until the </text:p>
      <text:p text:style-name="P1">highest attained age, 1980-1997. Unpublished tables. Data received in electronic </text:p>
      <text:p text:style-name="P1">format via email from Darina Kearney (CSO Ireland) on 27 April 2001. <text:s/><text:span text:style-name="T12"><text:s/>(RefCode 9)</text:span></text:p>
      <text:p text:style-name="P1"/>
      <text:p text:style-name="P1">1960-1979: <text:s/>Central Statistics Office Ireland. Deaths by sex and single year of age, 1960- </text:p>
      <text:p text:style-name="P1">1979. Unpublished tables. Data received in electronic format via email from Kieran O'Shea (CSO Ireland) on 21 November 2007. <text:s/><text:span text:style-name="T12"><text:s/>(RefCode 8)</text:span></text:p>
      <text:p text:style-name="P1"/>
      <text:p text:style-name="P1">1950-1959: <text:s/>Central Statistics Office Ireland. Deaths by sex and single year of age, 1950- </text:p>
      <text:p text:style-name="P1">1959. Unpublished tables. Data received in electronic format via email from </text:p>
      <text:p text:style-name="P1">Kieran O'Shea (CSO Ireland) on 27 November 2007. <text:s/><text:span text:style-name="T12"><text:s/>(RefCode 7)</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ce style:name="sans-serif" svg:font-family="sans-serif"/>
    <style:font-face style:name="Courier New" svg:font-family="'Courier New'" style:font-family-generic="modern"/>
    <style:font-face style:name="Andale Sans UI1" svg:font-family="'Andale Sans UI', 'Arial Unicode MS'" style:font-pitch="variable"/>
    <style:font-face style:name="KacstBook" svg:font-family="KacstBook" style:font-pitch="variable"/>
    <style:font-face style:name="Mincho" svg:font-family="Mincho, msmincho"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ndale Sans UI"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Arial" fo:font-size="12pt" fo:language="en" fo:country="US" style:font-name-asian="PMingLiU"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incho" style:font-size-asian="14pt" style:font-name-complex="Andale Sans U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in" fo:margin-right="0in" fo:margin-top="0.1665in" fo:margin-bottom="0.0417in" fo:text-indent="0in" style:auto-text-indent="false" fo:keep-with-next="always"/>
      <style:text-properties fo:text-transform="uppercase" style:text-underline-style="solid" style:text-underline-width="auto" style:text-underline-color="font-color" fo:font-weight="bold" style:font-weight-asian="bold" style:font-name-complex="Arial" style:font-size-complex="12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Thorndale" fo:font-size="10pt" style:font-size-asian="10pt"/>
    </style:style>
    <style:style style:name="Style_20_Heading_20_1_20__2b_" style:display-name="Style Heading 1 +" style:family="paragraph" style:parent-style-name="Heading_20_1" style:default-outline-level="" style:list-style-name="">
      <style:paragraph-properties fo:margin="100%" fo:margin-left="0in" fo:margin-right="0in" fo:text-indent="0in" style:auto-text-indent="false"/>
      <style:text-properties style:letter-kerning="true"/>
    </style:style>
    <style:style style:name="HTML_20_Preformatted" style:display-name="HTML Preformatted" style:family="paragraph" style:parent-style-name="Standard">
      <style:paragraph-properties fo:orphans="2" fo:widows="2"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zh" style:country-asian="TW" style:font-name-complex="Courier New" fo:hyphenate="true" fo:hyphenation-remain-char-count="2" fo:hyphenation-push-char-count="2"/>
    </style:style>
    <style:style style:name="Absatz-Standardschriftart" style:family="text"/>
    <style:style style:name="WW-Absatz-Standardschriftart" style:family="text"/>
    <style:style style:name="Default_20_Paragraph_20_Font" style:display-name="Default Paragraph Font" style:family="text"/>
    <style:style style:name="WW-Absatz-Standardschriftart1" style:family="text"/>
    <style:style style:name="WW-Absatz-Standardschriftart11" style:family="text"/>
    <style:style style:name="WW-Default_20_Paragraph_20_Font" style:display-name="WW-Default Paragraph Font" style:family="tex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7902in" fo:margin-right="0.7902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lyang</meta:initial-creator>
    <meta:creation-date>2007-03-29T14:30:00</meta:creation-date>
    <dc:creator>lisa yang</dc:creator>
    <dc:date>2015-12-11T15:50:54</dc:date>
    <meta:print-date>2007-03-29T13:46:00</meta:print-date>
    <meta:editing-cycles>38</meta:editing-cycles>
    <meta:editing-duration>PT9H1M12S</meta:editing-duration>
    <meta:document-statistic meta:table-count="0" meta:image-count="0" meta:object-count="0" meta:page-count="2" meta:paragraph-count="32" meta:word-count="505" meta:character-count="3774" meta:non-whitespace-character-count="3216"/>
    <meta:user-defined meta:name="Info 1"/>
    <meta:user-defined meta:name="Info 2"/>
    <meta:user-defined meta:name="Info 3"/>
    <meta:user-defined meta:name="Info 4"/>
  </office:meta>
</office:document-meta>
</file>